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8.985cm" fo:margin-left="0.01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.984cm"/>
    </style:style>
    <style:style style:name="Tabela1.B" style:family="table-column">
      <style:table-column-properties style:column-width="0.397cm"/>
    </style:style>
    <style:style style:name="Tabela1.C" style:family="table-column">
      <style:table-column-properties style:column-width="0.912cm"/>
    </style:style>
    <style:style style:name="Tabela1.D" style:family="table-column">
      <style:table-column-properties style:column-width="1.896cm"/>
    </style:style>
    <style:style style:name="Tabela1.E" style:family="table-column">
      <style:table-column-properties style:column-width="0.293cm"/>
    </style:style>
    <style:style style:name="Tabela1.F" style:family="table-column">
      <style:table-column-properties style:column-width="2.309cm"/>
    </style:style>
    <style:style style:name="Tabela1.G" style:family="table-column">
      <style:table-column-properties style:column-width="3.302cm"/>
    </style:style>
    <style:style style:name="Tabela1.H" style:family="table-column">
      <style:table-column-properties style:column-width="1.002cm"/>
    </style:style>
    <style:style style:name="Tabela1.I" style:family="table-column">
      <style:table-column-properties style:column-width="0.813cm"/>
    </style:style>
    <style:style style:name="Tabela1.J" style:family="table-column">
      <style:table-column-properties style:column-width="1.792cm"/>
    </style:style>
    <style:style style:name="Tabela1.K" style:family="table-column">
      <style:table-column-properties style:column-width="4.284cm"/>
    </style:style>
    <style:style style:name="Tabela1.A1" style:family="table-cell">
      <style:table-cell-properties fo:padding="0cm" fo:border="none"/>
    </style:style>
    <style:style style:name="Tabela1.7" style:family="table-row">
      <style:table-row-properties style:min-row-height="0.808cm"/>
    </style:style>
    <style:style style:name="Tabela1.A7" style:family="table-cell">
      <style:table-cell-properties style:vertical-align="middle" fo:padding="0cm" fo:border="none"/>
    </style:style>
    <style:style style:name="Tabela1.D7" style:family="table-cell">
      <style:table-cell-properties style:vertical-align="middle" fo:padding="0.101cm" fo:border-left="0.05pt solid #000000" fo:border-right="0.05pt solid #000000" fo:border-top="none" fo:border-bottom="none"/>
    </style:style>
    <style:style style:name="Tabela1.A8" style:family="table-cell">
      <style:table-cell-properties fo:padding="0cm" fo:border-left="none" fo:border-right="none" fo:border-top="0.05pt solid #000000" fo:border-bottom="none"/>
    </style:style>
    <style:style style:name="Tabela1.K8" style:family="table-cell">
      <style:table-cell-properties fo:padding="0cm" fo:border-left="0.05pt solid #000000" fo:border-right="none" fo:border-top="0.05pt solid #000000" fo:border-bottom="none"/>
    </style:style>
    <style:style style:name="Tabela1.K9" style:family="table-cell">
      <style:table-cell-properties fo:padding="0cm" fo:border-left="0.05pt solid #000000" fo:border-right="none" fo:border-top="none" fo:border-bottom="none"/>
    </style:style>
    <style:style style:name="Tabela1.A10" style:family="table-cell">
      <style:table-cell-properties fo:padding="0cm" fo:border-left="none" fo:border-right="none" fo:border-top="0.05pt solid #000000" fo:border-bottom="none"/>
    </style:style>
    <style:style style:name="Tabela1.K10" style:family="table-cell">
      <style:table-cell-properties fo:padding="0cm" fo:border-left="0.05pt solid #000000" fo:border-right="none" fo:border-top="0.05pt solid #000000" fo:border-bottom="none"/>
    </style:style>
    <style:style style:name="Tabela1.K11" style:family="table-cell">
      <style:table-cell-properties fo:padding="0cm" fo:border-left="0.05pt solid #000000" fo:border-right="none" fo:border-top="none" fo:border-bottom="none"/>
    </style:style>
    <style:style style:name="Tabela1.A12" style:family="table-cell">
      <style:table-cell-properties fo:padding="0cm" fo:border-left="none" fo:border-right="none" fo:border-top="0.05pt solid #000000" fo:border-bottom="none"/>
    </style:style>
    <style:style style:name="Tabela1.K12" style:family="table-cell">
      <style:table-cell-properties fo:padding="0cm" fo:border-left="0.05pt solid #000000" fo:border-right="none" fo:border-top="0.05pt solid #000000" fo:border-bottom="none"/>
    </style:style>
    <style:style style:name="Tabela1.13" style:family="table-row">
      <style:table-row-properties fo:background-color="transparent" fo:keep-together="auto">
        <style:background-image/>
      </style:table-row-properties>
    </style:style>
    <style:style style:name="Tabela1.A1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1.K13" style:family="table-cell">
      <style:table-cell-properties fo:padding="0cm" fo:border-left="0.05pt solid #000000" fo:border-right="none" fo:border-top="none" fo:border-bottom="none"/>
    </style:style>
    <style:style style:name="Tabela1.14" style:family="table-row">
      <style:table-row-properties fo:background-color="transparent" fo:keep-together="auto">
        <style:background-image/>
      </style:table-row-properties>
    </style:style>
    <style:style style:name="Tabela1.A14" style:family="table-cell">
      <style:table-cell-properties style:vertical-align="" fo:background-color="transparent" fo:padding="0cm" fo:border-left="none" fo:border-right="none" fo:border-top="0.05pt solid #000000" fo:border-bottom="none" style:writing-mode="page">
        <style:background-image/>
      </style:table-cell-properties>
    </style:style>
    <style:style style:name="Tabela1.B14" style:family="table-cell">
      <style:table-cell-properties style:vertical-align="" fo:background-color="transparent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15" style:family="table-row">
      <style:table-row-properties fo:background-color="transparent" fo:keep-together="auto">
        <style:background-image/>
      </style:table-row-properties>
    </style:style>
    <style:style style:name="Tabela1.B15" style:family="table-cell">
      <style:table-cell-properties style:vertical-align="" fo:background-color="transparent" fo:padding="0cm" fo:border-left="0.05pt solid #000000" fo:border-right="none" fo:border-top="none" fo:border-bottom="none" style:writing-mode="page">
        <style:background-image/>
      </style:table-cell-properties>
    </style:style>
    <style:style style:name="Tabela1.K15" style:family="table-cell">
      <style:table-cell-properties fo:padding="0cm" fo:border-left="0.05pt solid #000000" fo:border-right="none" fo:border-top="none" fo:border-bottom="none"/>
    </style:style>
    <style:style style:name="Tabela1.16" style:family="table-row">
      <style:table-row-properties fo:background-color="transparent" fo:keep-together="auto">
        <style:background-image/>
      </style:table-row-properties>
    </style:style>
    <style:style style:name="Tabela1.17" style:family="table-row">
      <style:table-row-properties fo:background-color="transparent" fo:keep-together="auto">
        <style:background-image/>
      </style:table-row-properties>
    </style:style>
    <style:style style:name="Tabela1.K17" style:family="table-cell">
      <style:table-cell-properties fo:padding="0cm" fo:border-left="0.05pt solid #000000" fo:border-right="none" fo:border-top="none" fo:border-bottom="none"/>
    </style:style>
    <style:style style:name="Tabela1.A18" style:family="table-cell">
      <style:table-cell-properties fo:padding="0cm" fo:border-left="none" fo:border-right="none" fo:border-top="0.05pt solid #000000" fo:border-bottom="none"/>
    </style:style>
    <style:style style:name="Tabela1.K18" style:family="table-cell">
      <style:table-cell-properties fo:padding="0cm" fo:border-left="0.05pt solid #000000" fo:border-right="none" fo:border-top="0.05pt solid #000000" fo:border-bottom="none"/>
    </style:style>
    <style:style style:name="Tabela1.K19" style:family="table-cell">
      <style:table-cell-properties fo:padding="0cm" fo:border-left="0.05pt solid #000000" fo:border-right="none" fo:border-top="none" fo:border-bottom="none"/>
    </style:style>
    <style:style style:name="Tabela1.K20" style:family="table-cell">
      <style:table-cell-properties fo:padding="0cm" fo:border-left="0.05pt solid #000000" fo:border-right="none" fo:border-top="0.05pt solid #000000" fo:border-bottom="none"/>
    </style:style>
    <style:style style:name="Tabela1.K21" style:family="table-cell">
      <style:table-cell-properties fo:padding="0cm" fo:border-left="0.05pt solid #000000" fo:border-right="none" fo:border-top="none" fo:border-bottom="none"/>
    </style:style>
    <style:style style:name="Tabela1.22" style:family="table-row">
      <style:table-row-properties fo:background-color="transparent" fo:keep-together="auto">
        <style:background-image/>
      </style:table-row-properties>
    </style:style>
    <style:style style:name="Tabela1.K23" style:family="table-cell">
      <style:table-cell-properties fo:padding="0cm" fo:border-left="0.05pt solid #000000" fo:border-right="none" fo:border-top="none" fo:border-bottom="none"/>
    </style:style>
    <style:style style:name="Tabela1.24" style:family="table-row">
      <style:table-row-properties fo:background-color="transparent" fo:keep-together="auto">
        <style:background-image/>
      </style:table-row-properties>
    </style:style>
    <style:style style:name="Tabela1.K25" style:family="table-cell">
      <style:table-cell-properties fo:padding="0cm" fo:border-left="0.05pt solid #000000" fo:border-right="none" fo:border-top="none" fo:border-bottom="none"/>
    </style:style>
    <style:style style:name="Tabela1.26" style:family="table-row">
      <style:table-row-properties fo:background-color="transparent" fo:keep-together="auto">
        <style:background-image/>
      </style:table-row-properties>
    </style:style>
    <style:style style:name="Tabela1.K27" style:family="table-cell">
      <style:table-cell-properties fo:padding="0cm" fo:border-left="0.05pt solid #000000" fo:border-right="none" fo:border-top="none" fo:border-bottom="none"/>
    </style:style>
    <style:style style:name="Tabela1.28" style:family="table-row">
      <style:table-row-properties fo:background-color="transparent" fo:keep-together="auto">
        <style:background-image/>
      </style:table-row-properties>
    </style:style>
    <style:style style:name="Tabela1.A31" style:family="table-cell">
      <style:table-cell-properties fo:padding="0cm" fo:border-left="none" fo:border-right="none" fo:border-top="0.05pt solid #000000" fo:border-bottom="none"/>
    </style:style>
    <style:style style:name="Tabela1.K31" style:family="table-cell">
      <style:table-cell-properties fo:padding="0cm" fo:border-left="none" fo:border-right="none" fo:border-top="0.05pt solid #000000" fo:border-bottom="none"/>
    </style:style>
    <style:style style:name="P1" style:family="paragraph" style:parent-style-name="Table_20_Contents">
      <style:paragraph-properties fo:text-align="end" style:justify-single-word="false"/>
      <style:text-properties officeooo:rsid="001f485f" officeooo:paragraph-rsid="01635186"/>
    </style:style>
    <style:style style:name="P2" style:family="paragraph" style:parent-style-name="Table_20_Contents">
      <style:paragraph-properties fo:text-align="end" style:justify-single-word="false"/>
      <style:text-properties officeooo:rsid="002126cb" officeooo:paragraph-rsid="01635186"/>
    </style:style>
    <style:style style:name="P3" style:family="paragraph" style:parent-style-name="Table_20_Contents">
      <style:paragraph-properties fo:text-align="center" style:justify-single-word="false"/>
      <style:text-properties officeooo:rsid="002126cb" officeooo:paragraph-rsid="01635186"/>
    </style:style>
    <style:style style:name="P4" style:family="paragraph" style:parent-style-name="Table_20_Contents">
      <style:text-properties officeooo:rsid="002126cb" officeooo:paragraph-rsid="01635186"/>
    </style:style>
    <style:style style:name="P5" style:family="paragraph" style:parent-style-name="Table_20_Contents">
      <style:text-properties officeooo:rsid="002126cb" officeooo:paragraph-rsid="016b4c7e"/>
    </style:style>
    <style:style style:name="P6" style:family="paragraph" style:parent-style-name="Table_20_Contents">
      <style:text-properties style:font-name="DejaVu Sans" fo:font-size="7pt" officeooo:rsid="002126cb" officeooo:paragraph-rsid="01635186" style:font-size-asian="10.5pt"/>
    </style:style>
    <style:style style:name="P7" style:family="paragraph" style:parent-style-name="Table_20_Contents">
      <style:text-properties style:font-name="DejaVu Sans" fo:font-size="7pt" officeooo:rsid="002126cb" officeooo:paragraph-rsid="0179d586" style:font-size-asian="10.5pt"/>
    </style:style>
    <style:style style:name="P8" style:family="paragraph" style:parent-style-name="Table_20_Contents">
      <style:text-properties style:font-name="DejaVu Sans" fo:font-size="7pt" officeooo:rsid="002126cb" officeooo:paragraph-rsid="017e3591" style:font-size-asian="10.5pt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7pt" officeooo:rsid="0021b61e" officeooo:paragraph-rsid="01635186" style:font-size-asian="10.5pt"/>
    </style:style>
    <style:style style:name="P10" style:family="paragraph" style:parent-style-name="Table_20_Contents">
      <style:text-properties style:font-name="DejaVu Sans" fo:font-size="7pt" officeooo:paragraph-rsid="01635186" style:font-size-asian="10.5pt"/>
    </style:style>
    <style:style style:name="P11" style:family="paragraph" style:parent-style-name="Table_20_Contents">
      <style:paragraph-properties fo:text-align="end" style:justify-single-word="false"/>
      <style:text-properties officeooo:paragraph-rsid="01635186"/>
    </style:style>
    <style:style style:name="P12" style:family="paragraph" style:parent-style-name="Table_20_Contents">
      <style:text-properties officeooo:paragraph-rsid="01635186"/>
    </style:style>
    <style:style style:name="P13" style:family="paragraph" style:parent-style-name="Table_20_Contents">
      <style:paragraph-properties fo:text-align="end" style:justify-single-word="false"/>
      <style:text-properties officeooo:rsid="016e2716" officeooo:paragraph-rsid="016e2716"/>
    </style:style>
    <style:style style:name="P14" style:family="paragraph" style:parent-style-name="Table_20_Contents">
      <style:text-properties fo:font-size="8pt" officeooo:rsid="002126cb" officeooo:paragraph-rsid="01635186" style:font-size-asian="8pt" style:font-size-complex="8pt"/>
    </style:style>
    <style:style style:name="P15" style:family="paragraph" style:parent-style-name="Table_20_Contents">
      <style:text-properties fo:font-size="9pt" officeooo:rsid="001f485f" officeooo:paragraph-rsid="01635186" style:font-size-asian="9pt" style:font-size-complex="9pt"/>
    </style:style>
    <style:style style:name="P16" style:family="paragraph" style:parent-style-name="Table_20_Contents">
      <style:text-properties fo:font-size="9pt" officeooo:rsid="0021b61e" officeooo:paragraph-rsid="01635186" style:font-size-asian="9pt" style:font-size-complex="9pt"/>
    </style:style>
    <style:style style:name="P17" style:family="paragraph" style:parent-style-name="Table_20_Contents">
      <style:paragraph-properties fo:text-align="start" style:justify-single-word="false" style:vertical-align="bottom" style:writing-mode="page"/>
      <style:text-properties officeooo:rsid="002405d3" officeooo:paragraph-rsid="01635186"/>
    </style:style>
    <style:style style:name="P18" style:family="paragraph" style:parent-style-name="Table_20_Contents">
      <style:paragraph-properties fo:text-align="start" style:justify-single-word="false" style:vertical-align="bottom" style:writing-mode="page"/>
      <style:text-properties officeooo:paragraph-rsid="01635186"/>
    </style:style>
    <style:style style:name="P19" style:family="paragraph" style:parent-style-name="Standard" style:master-page-name="">
      <style:paragraph-properties fo:margin-left="0cm" fo:margin-right="0.199cm" fo:text-indent="0cm" style:auto-text-indent="false" style:page-number="auto" style:writing-mode="page"/>
      <style:text-properties officeooo:paragraph-rsid="0046ba9f"/>
    </style:style>
    <style:style style:name="P20" style:family="paragraph" style:parent-style-name="Table_20_Contents">
      <style:paragraph-properties fo:margin-left="0cm" fo:margin-right="0.199cm" fo:text-align="start" style:justify-single-word="false" fo:text-indent="0cm" style:auto-text-indent="false" style:vertical-align="bottom" style:writing-mode="page"/>
      <style:text-properties officeooo:rsid="0029fe5d" officeooo:paragraph-rsid="0161d4c4"/>
    </style:style>
    <style:style style:name="P21" style:family="paragraph" style:parent-style-name="Table_20_Contents">
      <style:paragraph-properties fo:margin-left="0cm" fo:margin-right="0.199cm" fo:text-align="start" style:justify-single-word="false" fo:text-indent="0cm" style:auto-text-indent="false" style:vertical-align="bottom" style:writing-mode="page"/>
      <style:text-properties officeooo:rsid="0029fe5d" officeooo:paragraph-rsid="01635186"/>
    </style:style>
    <style:style style:name="P22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officeooo:paragraph-rsid="01635186"/>
    </style:style>
    <style:style style:name="P23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fo:font-size="10pt" fo:font-weight="bold" officeooo:rsid="0021b61e" officeooo:paragraph-rsid="0163518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cm" fo:margin-right="0.049cm" fo:text-indent="0cm" style:auto-text-indent="false"/>
      <style:text-properties officeooo:rsid="0024fb45" officeooo:paragraph-rsid="01635186"/>
    </style:style>
    <style:style style:name="P25" style:family="paragraph" style:parent-style-name="Título_20_de_20_Campo">
      <style:text-properties officeooo:rsid="001e556f" officeooo:paragraph-rsid="01635186"/>
    </style:style>
    <style:style style:name="P26" style:family="paragraph" style:parent-style-name="Título_20_de_20_Campo">
      <style:text-properties officeooo:rsid="001f9486" officeooo:paragraph-rsid="01635186"/>
    </style:style>
    <style:style style:name="P27" style:family="paragraph" style:parent-style-name="Título_20_de_20_Campo">
      <style:text-properties style:font-name="DejaVu Sans" officeooo:rsid="001f9486" officeooo:paragraph-rsid="01635186" style:font-size-asian="10.5pt"/>
    </style:style>
    <style:style style:name="P28" style:family="paragraph" style:parent-style-name="Título_20_de_20_Campo">
      <style:text-properties officeooo:rsid="002126cb" officeooo:paragraph-rsid="01635186"/>
    </style:style>
    <style:style style:name="P29" style:family="paragraph" style:parent-style-name="Título_20_de_20_Campo">
      <style:text-properties officeooo:paragraph-rsid="01635186"/>
    </style:style>
    <style:style style:name="P30" style:family="paragraph" style:parent-style-name="Standard">
      <style:paragraph-properties fo:text-align="start" style:justify-single-word="false" fo:background-color="transparent" style:shadow="none" style:writing-mode="page">
        <style:tab-stops/>
        <style:background-image/>
      </style:paragraph-properties>
      <style:text-properties officeooo:paragraph-rsid="01635186"/>
    </style:style>
    <style:style style:name="P31" style:family="paragraph" style:parent-style-name="Standard">
      <style:paragraph-properties fo:text-align="center" style:justify-single-word="false"/>
      <style:text-properties officeooo:rsid="002405d3" officeooo:paragraph-rsid="01635186"/>
    </style:style>
    <style:style style:name="P32" style:family="paragraph" style:parent-style-name="Standard">
      <style:paragraph-properties fo:text-align="center" style:justify-single-word="false"/>
      <style:text-properties officeooo:rsid="01635186" officeooo:paragraph-rsid="01635186"/>
    </style:style>
    <style:style style:name="P33" style:family="paragraph" style:parent-style-name="Table_20_Contents">
      <style:paragraph-properties fo:margin-left="0cm" fo:margin-right="0.101cm" fo:text-align="end" style:justify-single-word="false" fo:text-indent="0.049cm" style:auto-text-indent="false" style:writing-mode="page"/>
      <style:text-properties officeooo:rsid="01782a94" officeooo:paragraph-rsid="01635186"/>
    </style:style>
    <style:style style:name="P34" style:family="paragraph" style:parent-style-name="Table_20_Paragraph">
      <style:paragraph-properties fo:margin-left="0.035cm" fo:margin-right="0cm" fo:margin-top="0.03cm" fo:margin-bottom="0cm" style:contextual-spacing="false" fo:text-align="center" style:justify-single-word="false" fo:text-indent="0cm" style:auto-text-indent="false"/>
      <style:text-properties fo:font-size="9pt" fo:font-weight="bold" officeooo:rsid="002126cb" officeooo:paragraph-rsid="017fea7c" style:font-size-asian="9pt" style:font-weight-asian="bold" style:font-size-complex="9pt" style:font-weight-complex="bold"/>
    </style:style>
    <style:style style:name="T1" style:family="text">
      <style:text-properties fo:font-size="8pt" officeooo:rsid="0178b17d" style:font-size-asian="8pt" style:font-size-complex="8pt"/>
    </style:style>
    <style:style style:name="T2" style:family="text">
      <style:text-properties fo:font-size="8pt" officeooo:rsid="018ca7bf" style:font-size-asian="8pt" style:font-size-complex="8pt"/>
    </style:style>
    <style:style style:name="T3" style:family="text">
      <style:text-properties fo:font-size="8pt" officeooo:rsid="017c98e6" style:font-size-asian="8pt" style:font-size-complex="8pt"/>
    </style:style>
    <style:style style:name="T4" style:family="text">
      <style:text-properties fo:font-size="8pt" officeooo:rsid="0164b0be" style:font-size-asian="8pt" style:font-size-complex="8pt"/>
    </style:style>
    <style:style style:name="T5" style:family="text">
      <style:text-properties officeooo:rsid="0021b61e"/>
    </style:style>
    <style:style style:name="T6" style:family="text">
      <style:text-properties style:font-name="DejaVu Sans" style:font-size-asian="10.5pt"/>
    </style:style>
    <style:style style:name="T7" style:family="text">
      <style:text-properties officeooo:rsid="001e556f"/>
    </style:style>
    <style:style style:name="T8" style:family="text">
      <style:text-properties officeooo:rsid="0164b0be"/>
    </style:style>
    <style:style style:name="T9" style:family="text">
      <style:text-properties officeooo:rsid="01782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object.partner_id.name" text:name="py3o.object.partner_id.name"/>
        <text:user-field-decl office:value-type="string" office:string-value="object.partner_id.street" text:name="py3o.object.partner_id.street"/>
        <text:user-field-decl office:value-type="string" office:string-value="object.partner_id.street2" text:name="py3o.object.partner_id.street2"/>
        <text:user-field-decl office:value-type="string" office:string-value="object.partner_id.number" text:name="py3o.object.partner_id.number"/>
        <text:user-field-decl office:value-type="string" office:string-value="object.partner_id.l10n_br_city.name" text:name="py3o.object.partner_id.l10n_br_city.name"/>
        <text:user-field-decl office:value-type="string" office:string-value="object.partner_id.district" text:name="py3o.object.partner_id.district"/>
        <text:user-field-decl office:value-type="string" office:string-value="object.partner_id.state_id.code" text:name="py3o.object.partner_id.state_id.code"/>
        <text:user-field-decl office:value-type="string" office:string-value="object.partner_id.zip" text:name="py3o.object.partner_id.zip"/>
        <text:user-field-decl office:value-type="string" office:string-value="object.partner_id.l10n_br_city_id.name" text:name="py3o.object.partner_id.l10n_br_city_id.name"/>
        <text:user-field-decl office:value-type="string" office:string-value="object.date_maturity" text:name="py3o.object.date_maturity"/>
        <text:user-field-decl office:value-type="string" office:string-value="object.date_document" text:name="py3o.object.date_document"/>
        <text:user-field-decl office:value-type="string" office:string-value="object.document_number" text:name="py3o.object.document_number"/>
        <text:user-field-decl office:value-type="string" office:string-value="object.partner_id.cnpj_cpf" text:name="py3o.object.partner_id.cnpj_cpf"/>
        <text:user-field-decl office:value-type="string" office:string-value="object.nosso_numero" text:name="py3o.object.nosso_numero"/>
        <text:user-field-decl office:value-type="string" office:string-value="object.amount.document" text:name="py3o.object.amount.document"/>
        <text:user-field-decl office:value-type="string" office:string-value="object.boleto_linha_digitavel" text:name="py3o.object.boleto_linha_digitavel"/>
        <text:user-field-decl office:value-type="string" office:string-value="object.company_id.street2" text:name="py3o.object.company_id.street2"/>
        <text:user-field-decl office:value-type="string" office:string-value="object.company_id.state_id.code" text:name="py3o.object.company_id.state_id.code"/>
        <text:user-field-decl office:value-type="string" office:string-value="object.payment_mode_id.boleto_carteira" text:name="py3o.object.payment_mode_id.boleto_carteira"/>
        <text:user-field-decl office:value-type="string" office:string-value="object.amount_document" text:name="py3o.object.amount_document"/>
        <text:user-field-decl office:value-type="string" office:string-value="date_maturity" text:name="py3o.date_maturity"/>
        <text:user-field-decl office:value-type="string" office:string-value="partner_cnpj_cpf" text:name="py3o.partner_cnpj_cpf"/>
        <text:user-field-decl office:value-type="string" office:string-value="date_document" text:name="py3o.date_document"/>
        <text:user-field-decl office:value-type="string" office:string-value="object.payment_mode_id.bank_id.bra_number" text:name="py3o.object.payment_mode_id.bank_id.bra_number"/>
        <text:user-field-decl office:value-type="string" office:string-value="object.payment_mode_id.bank_id.convenio" text:name="py3o.object.payment_mode_id.bank_id.convenio"/>
        <text:user-field-decl office:value-type="string" office:string-value="object.payment_mode_id.convenio" text:name="py3o.object.payment_mode_id.convenio"/>
        <text:user-field-decl office:value-type="string" office:string-value="company_number" text:name="py3o.company_number"/>
        <text:user-field-decl office:value-type="string" office:string-value="valor_documento" text:name="py3o.valor_documento"/>
        <text:user-field-decl office:value-type="string" office:string-value="object.linha_digitavel" text:name="py3o.object.linha_digitavel"/>
        <text:user-field-decl office:value-type="string" office:string-value="object.data_vencimento" text:name="py3o.object.data_vencimento"/>
        <text:user-field-decl office:value-type="string" office:string-value="object.data_vencimento_formatada" text:name="py3o.object.data_vencimento_formatada"/>
        <text:user-field-decl office:value-type="string" office:string-value="object.sacado_nome" text:name="py3o.object.sacado_nome"/>
        <text:user-field-decl office:value-type="string" office:string-value="object.agencia_conta_cedente" text:name="py3o.object.agencia_conta_cedente"/>
        <text:user-field-decl office:value-type="string" office:string-value="object.data_documento_formatada" text:name="py3o.object.data_documento_formatada"/>
        <text:user-field-decl office:value-type="string" office:string-value="object.carteira" text:name="py3o.object.carteira"/>
        <text:user-field-decl office:value-type="string" office:string-value="object.sacado_info" text:name="py3o.object.sacado_info"/>
        <text:user-field-decl office:value-type="string" office:string-value="object.valor_documento_formatado" text:name="py3o.object.valor_documento_formatado"/>
        <text:user-field-decl office:value-type="string" office:string-value="object.sacado_documento" text:name="py3o.object.sacado_documento"/>
        <text:user-field-decl office:value-type="string" office:string-value="object.cedente" text:name="py3o.object.cedente"/>
        <text:user-field-decl office:value-type="string" office:string-value="object.cedente_endereco" text:name="py3o.object.cedente_endereco"/>
        <text:user-field-decl office:value-type="string" office:string-value="object.cedente_documento" text:name="py3o.object.cedente_documento"/>
        <text:user-field-decl office:value-type="string" office:string-value="object.sacado_endereco" text:name="py3o.object.sacado_endereco"/>
        <text:user-field-decl office:value-type="string" office:string-value="object.valor_formatado" text:name="py3o.object.valor_formatado"/>
        <text:user-field-decl office:value-type="string" office:string-value="object.instrucoes" text:name="py3o.object.instrucoes"/>
        <text:user-field-decl office:value-type="string" office:string-value="py3o.object.aceite" text:name="py3o.object.aceite"/>
        <text:user-field-decl office:value-type="string" office:string-value="object.codigo_dv_banco" text:name="py3o.object.codigo_dv_banco"/>
      </text:user-field-decls>
      <text:p text:style-name="P19"><text:a xlink:type="simple" xlink:href="py3o://for=%22object%20in%20boletos%22"><text:span text:style-name="T9">for="object in boletos"</text:span></text:a></text:p>
      <text:p text:style-name="P30"><text:a xlink:type="simple" xlink:href="py3o://for=%22via%20in%20[1,2,3]%22"><text:span text:style-name="T2">for="via in [1,2,3]"</text:span></text:a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row>
          <table:table-cell table:style-name="Tabela1.A1" table:number-columns-spanned="11" office:value-type="string">
            <text:p text:style-name="P18"><text:a xlink:type="simple" xlink:href="py3o://if=%22via%20==%201%22"><text:span text:style-name="T8">if="via == 1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31">Recibo do Pag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18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17"><text:a xlink:type="simple" xlink:href="py3o://if=%22via%20==%202%22"><text:span text:style-name="T4">if="via == 2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31">Ficha de Caix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18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7">
          <table:table-cell table:style-name="Tabela1.A7" table:number-columns-spanned="3" office:value-type="string">
            <text:p text:style-name="P22"/>
          </table:table-cell>
          <table:covered-table-cell/>
          <table:covered-table-cell/>
          <table:table-cell table:style-name="Tabela1.D7" office:value-type="string">
            <text:p text:style-name="P34"><text:user-field-get text:name="py3o.object.codigo_dv_banco">object.codigo_dv_banco</text:user-field-get></text:p>
          </table:table-cell>
          <table:table-cell table:style-name="Tabela1.A7" table:number-columns-spanned="7" office:value-type="string">
            <text:p text:style-name="P23"><text:hidden-paragraph text:condition="ooow:"/><text:user-field-get text:name="py3o.object.linha_digitavel">object.linha_digitave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8" table:number-columns-spanned="10" office:value-type="string">
            <text:p text:style-name="P29"><text:span text:style-name="T5">L</text:span>ocal de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8" office:value-type="string">
            <text:p text:style-name="P29">Data de vencimento</text:p>
          </table:table-cell>
        </table:table-row>
        <table:table-row>
          <table:table-cell table:style-name="Tabela1.A1" table:number-columns-spanned="10" office:value-type="string">
            <text:p text:style-name="P15">Preferencialmente nas casas lotéricas até o valor lim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9" office:value-type="string">
            <text:p text:style-name="P33"><text:user-field-get text:name="py3o.object.data_vencimento_formatada">object.data_vencimento_formatada</text:user-field-get></text:p>
          </table:table-cell>
        </table:table-row>
        <table:table-row>
          <table:table-cell table:style-name="Tabela1.A10" table:number-columns-spanned="10" office:value-type="string">
            <text:p text:style-name="P29">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0" office:value-type="string">
            <text:p text:style-name="P29">Agência/código do beneficiário</text:p>
          </table:table-cell>
        </table:table-row>
        <table:table-row>
          <table:table-cell table:style-name="Tabela1.A1" table:number-columns-spanned="10" office:value-type="string">
            <text:p text:style-name="P4"><text:user-field-get text:name="py3o.object.sacado_nome">object.sacado_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1" office:value-type="string">
            <text:p text:style-name="P2"><text:user-field-get text:name="py3o.object.agencia_conta_cedente">object.agencia_conta_cedente</text:user-field-get> <text:s/></text:p>
          </table:table-cell>
        </table:table-row>
        <table:table-row>
          <table:table-cell table:style-name="Tabela1.A12" table:number-columns-spanned="10" office:value-type="string">
            <text:p text:style-name="P29">Endereço do 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2" office:value-type="string">
            <text:p text:style-name="P25">CNPJ/CPF do beneficiário</text:p>
          </table:table-cell>
        </table:table-row>
        <table:table-row table:style-name="Tabela1.13">
          <table:table-cell table:style-name="Tabela1.A13" table:number-columns-spanned="10" office:value-type="string">
            <text:p text:style-name="P7"><text:user-field-get text:name="py3o.object.sacado_endereco">object.sacado_enderec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3" office:value-type="string">
            <text:p text:style-name="P1"><text:user-field-get text:name="py3o.object.sacado_documento">object.sacado_documento</text:user-field-get></text:p>
          </table:table-cell>
        </table:table-row>
        <table:table-row table:style-name="Tabela1.14">
          <table:table-cell table:style-name="Tabela1.A14" office:value-type="string">
            <text:p text:style-name="P26">Data do <text:span text:style-name="T6">documento</text:span></text:p>
          </table:table-cell>
          <table:table-cell table:style-name="Tabela1.B14" table:number-columns-spanned="6" office:value-type="string">
            <text:p text:style-name="P26">Nº do docume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B14" office:value-type="string">
            <text:p text:style-name="P27">Espécie</text:p>
          </table:table-cell>
          <table:table-cell table:style-name="Tabela1.B14" office:value-type="string">
            <text:p text:style-name="P27">Aceite</text:p>
          </table:table-cell>
          <table:table-cell table:style-name="Tabela1.B14" office:value-type="string">
            <text:p text:style-name="P28">Data do <text:span text:style-name="T6">processamento</text:span></text:p>
          </table:table-cell>
          <table:table-cell table:style-name="Tabela1.B14" office:value-type="string">
            <text:p text:style-name="P29">Nosso número</text:p>
          </table:table-cell>
        </table:table-row>
        <table:table-row table:style-name="Tabela1.15">
          <table:table-cell table:style-name="Tabela1.A13" office:value-type="string">
            <text:p text:style-name="P6"><text:user-field-get text:name="py3o.object.data_documento_formatada">object.data_documento_formatada</text:user-field-get></text:p>
          </table:table-cell>
          <table:table-cell table:style-name="Tabela1.B15" table:number-columns-spanned="6" office:value-type="string">
            <text:p text:style-name="P6"><text:s text:c="2"/><text:user-field-get text:name="py3o.object.nosso_numero">object.nosso_numer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B15" office:value-type="string">
            <text:p text:style-name="P3">DM</text:p>
          </table:table-cell>
          <table:table-cell table:style-name="Tabela1.B15" office:value-type="string">
            <text:p text:style-name="P3"><text:user-field-get text:name="py3o.object.aceite">py3o.object.aceite</text:user-field-get></text:p>
          </table:table-cell>
          <table:table-cell table:style-name="Tabela1.B15" office:value-type="string">
            <text:p text:style-name="P8"><text:user-field-get text:name="py3o.object.data_documento_formatada">object.data_documento_formatada</text:user-field-get></text:p>
          </table:table-cell>
          <table:table-cell table:style-name="Tabela1.K15" office:value-type="string">
            <text:p text:style-name="P13"><text:user-field-get text:name="py3o.object.nosso_numero">object.nosso_numero</text:user-field-get></text:p>
          </table:table-cell>
        </table:table-row>
        <table:table-row table:style-name="Tabela1.16">
          <table:table-cell table:style-name="Tabela1.A14" table:number-columns-spanned="2" office:value-type="string">
            <text:p text:style-name="P28">Uso do <text:span text:style-name="T6">banco</text:span></text:p>
          </table:table-cell>
          <table:covered-table-cell/>
          <table:table-cell table:style-name="Tabela1.B14" table:number-columns-spanned="3" office:value-type="string">
            <text:p text:style-name="P28">Carteira</text:p>
          </table:table-cell>
          <table:covered-table-cell/>
          <table:covered-table-cell/>
          <table:table-cell table:style-name="Tabela1.B14" office:value-type="string">
            <text:p text:style-name="P28">Espécie</text:p>
          </table:table-cell>
          <table:table-cell table:style-name="Tabela1.B14" table:number-columns-spanned="2" office:value-type="string">
            <text:p text:style-name="P28">Quantidade</text:p>
          </table:table-cell>
          <table:covered-table-cell/>
          <table:table-cell table:style-name="Tabela1.B14" table:number-columns-spanned="2" office:value-type="string">
            <text:p text:style-name="P28">Valor</text:p>
          </table:table-cell>
          <table:covered-table-cell/>
          <table:table-cell table:style-name="Tabela1.B14" office:value-type="string">
            <text:p text:style-name="P29">(=) Valor do documento</text:p>
          </table:table-cell>
        </table:table-row>
        <table:table-row table:style-name="Tabela1.17">
          <table:table-cell table:style-name="Tabela1.A13" table:number-columns-spanned="2" office:value-type="string">
            <text:p text:style-name="P10"/>
          </table:table-cell>
          <table:covered-table-cell/>
          <table:table-cell table:style-name="Tabela1.B15" table:number-columns-spanned="3" office:value-type="string">
            <text:p text:style-name="P9"><text:user-field-get text:name="py3o.object.carteira">object.carteira</text:user-field-get></text:p>
          </table:table-cell>
          <table:covered-table-cell/>
          <table:covered-table-cell/>
          <table:table-cell table:style-name="Tabela1.B15" office:value-type="string">
            <text:p text:style-name="P3">R$</text:p>
          </table:table-cell>
          <table:table-cell table:style-name="Tabela1.B15" table:number-columns-spanned="2" office:value-type="string">
            <text:p text:style-name="P10"/>
          </table:table-cell>
          <table:covered-table-cell/>
          <table:table-cell table:style-name="Tabela1.B15" table:number-columns-spanned="2" office:value-type="string">
            <text:p text:style-name="P10"/>
          </table:table-cell>
          <table:covered-table-cell/>
          <table:table-cell table:style-name="Tabela1.K17" office:value-type="string">
            <text:p text:style-name="P2"><text:user-field-get text:name="py3o.object.valor_formatado">object.valor_formatado</text:user-field-get></text:p>
          </table:table-cell>
        </table:table-row>
        <table:table-row>
          <table:table-cell table:style-name="Tabela1.A18" table:number-columns-spanned="10" office:value-type="string">
            <text:p text:style-name="P29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8" office:value-type="string">
            <text:p text:style-name="P29">(-) Desconto/abatimento</text:p>
          </table:table-cell>
        </table:table-row>
        <table:table-row>
          <table:table-cell table:style-name="Tabela1.A1" table:number-rows-spanned="9" table:number-columns-spanned="10" office:value-type="string">
            <text:p text:style-name="P16"><text:user-field-get text:name="py3o.object.instrucoes">object.instrucoe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19" office:value-type="string">
            <text:p text:style-name="P12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0" office:value-type="string">
            <text:p text:style-name="P29">(-) Outras deduçõe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1" office:value-type="string">
            <text:p text:style-name="P11"/>
          </table:table-cell>
        </table:table-row>
        <table:table-row table:style-name="Tabela1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B14" office:value-type="string">
            <text:p text:style-name="P29">(<text:span text:style-name="T7">+</text:span>) Mora/multa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3" office:value-type="string">
            <text:p text:style-name="P29"/>
          </table:table-cell>
        </table:table-row>
        <table:table-row table:style-name="Tabela1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B14" office:value-type="string">
            <text:p text:style-name="P29">(+) Outros acréscimo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5" office:value-type="string">
            <text:p text:style-name="P11"/>
          </table:table-cell>
        </table:table-row>
        <table:table-row table:style-name="Tabela1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B14" office:value-type="string">
            <text:p text:style-name="P29">(=) Valor cobrado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27" office:value-type="string">
            <text:p text:style-name="P11"/>
          </table:table-cell>
        </table:table-row>
        <table:table-row table:style-name="Tabela1.28">
          <table:table-cell table:style-name="Tabela1.A14" table:number-columns-spanned="10" office:value-type="string">
            <text:p text:style-name="P29">Pag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4" office:value-type="string">
            <text:p text:style-name="P29">CNPJ/CPF</text:p>
          </table:table-cell>
        </table:table-row>
        <table:table-row>
          <table:table-cell table:style-name="Tabela1.A1" table:number-columns-spanned="10" office:value-type="string">
            <text:p text:style-name="P4"><text:user-field-get text:name="py3o.object.cedente">object.cedent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office:value-type="string">
            <text:p text:style-name="P2"><text:user-field-get text:name="py3o.object.cedente_documento">object.cedente_documento</text:user-field-get></text:p>
          </table:table-cell>
        </table:table-row>
        <table:table-row>
          <table:table-cell table:style-name="Tabela1.A1" table:number-columns-spanned="10" office:value-type="string">
            <text:p text:style-name="P5"><text:user-field-get text:name="py3o.object.cedente_endereco">object.cedente_enderec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office:value-type="string">
            <text:p text:style-name="P12"/>
          </table:table-cell>
        </table:table-row>
        <table:table-row>
          <table:table-cell table:style-name="Tabela1.A3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31" office:value-type="string">
            <text:p text:style-name="P14">Autenticação mecânica</text:p>
          </table:table-cell>
        </table:table-row>
        <table:table-row>
          <table:table-cell table:style-name="Tabela1.A1" table:number-columns-spanned="11" office:value-type="string">
            <text:p text:style-name="P17"><text:a xlink:type="simple" xlink:href="py3o://if=%22via%20==%203%22"><text:span text:style-name="T4">if="via == 3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32">Código de Barr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18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><text:a xlink:type="simple" xlink:href="py3o:///for" text:style-name="Internet_20_link" text:visited-style-name="Visited_20_Internet_20_Link"><text:span text:style-name="T1">/for</text:span></text:a></text:p>
      <text:p text:style-name="P21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style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style:contextual-spacing="false" fo:text-indent="0cm" style:auto-text-indent="false" style:page-number="auto" style:writing-mode="page"/>
      <style:text-properties fo:font-size="5pt" style:font-size-asian="10.5pt"/>
    </style:style>
    <style:style style:name="Table_20_Paragraph" style:display-name="Table Paragraph" style:family="paragraph" style:parent-style-name="Standard" style:default-outline-level="">
      <style:paragraph-properties fo:margin-left="0.088cm" fo:margin-right="0cm" fo:margin-top="0.03cm" fo:margin-bottom="0cm" style:contextual-spacing="false" fo:text-indent="0cm" style:auto-text-indent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7-26T18:46:44.642585782</dc:date>
    <meta:editing-duration>P5DT2H55M6S</meta:editing-duration>
    <meta:editing-cycles>321</meta:editing-cycles>
    <meta:generator>LibreOffice/4.2.8.2$Linux_X86_64 LibreOffice_project/420m0$Build-2</meta:generator>
    <meta:document-statistic meta:table-count="1" meta:image-count="0" meta:object-count="0" meta:page-count="1" meta:paragraph-count="61" meta:word-count="115" meta:character-count="1017" meta:non-whitespace-character-count="959"/>
    <meta:user-defined meta:name="decimal_separator">,</meta:user-defined>
    <meta:user-defined meta:name="digit_separator">.</meta:user-defined>
    <meta:user-defined meta:name="float_format">"%.2f"</meta:user-defined>
  </office:meta>
</office:document-meta>
</file>